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新細明體" fo:font-size="12pt" style:font-name-asian="新細明體" style:font-size-asian="12pt" style:font-size-complex="12pt"/>
    </style:style>
    <style:style style:name="ce2" style:family="table-cell" style:parent-style-name="Default">
      <style:text-properties fo:color="#44495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8pt" style:language-asian="zh" style:country-asian="TW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float" office:value="23.68944" calcext:value-type="float">
            <text:p>23.68944</text:p>
          </table:table-cell>
          <table:table-cell table:style-name="ce1" office:value-type="float" office:value="120.90722" calcext:value-type="float">
            <text:p>120.90722</text:p>
          </table:table-cell>
        </table:table-row>
        <table:table-row table:style-name="ro2">
          <table:table-cell office:value-type="float" office:value="24.6213" calcext:value-type="float">
            <text:p>24.6213</text:p>
          </table:table-cell>
          <table:table-cell office:value-type="float" office:value="120.80412" calcext:value-type="float">
            <text:p>120.80412</text:p>
          </table:table-cell>
        </table:table-row>
        <table:table-row table:style-name="ro2">
          <table:table-cell office:value-type="float" office:value="23.66451" calcext:value-type="float">
            <text:p>23.66451</text:p>
          </table:table-cell>
          <table:table-cell office:value-type="float" office:value="120.7704" calcext:value-type="float">
            <text:p>120.7704</text:p>
          </table:table-cell>
        </table:table-row>
        <table:table-row table:style-name="ro2">
          <table:table-cell office:value-type="float" office:value="24.01805" calcext:value-type="float">
            <text:p>24.01805</text:p>
          </table:table-cell>
          <table:table-cell table:style-name="Default" office:value-type="float" office:value="121.36916" calcext:value-type="float">
            <text:p>121.36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6">
      <number:month/>
      <number:text>月</number:text>
      <number:day/>
      <number:text>日</number:text>
    </number:date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23:41:01.988000000</meta:creation-date>
    <dc:date>2021-04-02T23:46:59.633000000</dc:date>
    <meta:editing-duration>PT5M57S</meta:editing-duration>
    <meta:editing-cycles>1</meta:editing-cycles>
    <meta:document-statistic meta:table-count="1" meta:cell-count="8" meta:object-count="0"/>
    <meta:generator>LibreOffice/7.1.1.2$Windows_X86_64 LibreOffice_project/fe0b08f4af1bacafe4c7ecc87ce55bb426164676</meta:generator>
  </office:meta>
</office:document-meta>
</file>